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491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52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22cm" fo:min-width="1.97cm" fo:padding-top="0.14cm" fo:padding-bottom="0.14cm" fo:padding-left="0.265cm" fo:padding-right="0.265cm" style:protect="size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47cm" fo:min-width="0.72cm" fo:padding-top="0.14cm" fo:padding-bottom="0.14cm" fo:padding-left="0.265cm" fo:padding-right="0.265cm" style:protect="size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top" fo:padding-top="0.14cm" fo:padding-bottom="0.14cm" fo:padding-left="0.265cm" fo:padding-right="1.515cm"/>
    </style:style>
    <style:style style:name="gr7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bottom" fo:padding-top="0.14cm" fo:padding-bottom="0.14cm" fo:padding-left="0.265cm" fo:padding-right="1.5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806cm" fo:min-width="0cm" style:protect="position size"/>
    </style:style>
    <style:style style:name="P1" style:family="paragraph">
      <loext:graphic-properties draw:fill="none" draw:fill-color="#ffffff"/>
      <style:text-properties fo:font-size="9pt" style:font-size-asian="9pt" style:font-size-complex="9pt"/>
    </style:style>
    <style:style style:name="P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9pt" style:font-size-asian="10pt" style:font-size-complex="10pt"/>
    </style:style>
    <style:style style:name="P5" style:family="paragraph">
      <loext:graphic-properties draw:fill="solid"/>
      <style:paragraph-properties fo:text-align="center"/>
      <style:text-properties fo:font-size="9pt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cm" fo:margin-top="0cm" fo:margin-bottom="0cm" fo:line-height="150%" fo:text-indent="0cm"/>
    </style:style>
    <style:style style:name="P9" style:family="paragraph">
      <loext:graphic-properties draw:fill="none" draw:fill-color="#ffffff"/>
      <style:paragraph-properties fo:line-height="150%"/>
      <style:text-properties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size="9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D-Diagramm" draw:style-name="dp1" draw:master-page-name="Standard">
        <draw:frame draw:style-name="gr1" draw:text-style-name="P1" draw:layer="layout" svg:width="2.991cm" svg:height="1.319cm" svg:x="1.038cm" svg:y="0.981cm">
          <draw:text-box>
            <text:p><text:span text:style-name="T1"><text:date style:data-style-name="D4" text:date-value="2019-01-23">23.01.2019</text:date></text:span><text:span text:style-name="T1"><text:s/></text:span><text:span text:style-name="T1"><text:time style:data-style-name="T2" text:time-value="00:00:00">21:57</text:time></text:span></text:p>
          </draw:text-box>
        </draw:frame>
        <draw:frame draw:style-name="gr2" draw:text-style-name="P2" draw:layer="layout" svg:width="6.852cm" svg:height="0.962cm" svg:x="12.821cm" svg:y="1.3cm">
          <draw:text-box>
            <text:p><text:span text:style-name="T2">ERD Fraud Detection</text:span></text:p>
          </draw:text-box>
        </draw:frame>
        <draw:custom-shape draw:style-name="gr3" draw:text-style-name="P4" xml:id="id1" draw:id="id1" draw:layer="layout" svg:width="2.5cm" svg:height="1.5cm" svg:x="3.8cm" svg:y="3.7cm">
          <text:p text:style-name="P3"><text:span text:style-name="T3">Custo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2.5cm" svg:height="1.5cm" svg:x="9.9cm" svg:y="3.7cm">
          <text:p text:style-name="P3"><text:span text:style-name="T3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6.3cm" svg:y1="4.45cm" svg:x2="9.9cm" svg:y2="4.45cm" draw:start-shape="id1" draw:start-glue-point="1" draw:end-shape="id2" draw:end-glue-point="5" svg:d="M6300 4450h3600" svg:viewBox="0 0 3601 1">
          <text:p text:style-name="P3"><text:span text:style-name="T3">(0, n)</text:span></text:p>
          <text:p text:style-name="P3"><text:span text:style-name="T4"/></text:p>
        </draw:connector>
        <draw:connector draw:style-name="gr5" draw:text-style-name="P5" draw:layer="layout" draw:type="line" svg:x1="12.4cm" svg:y1="4.45cm" svg:x2="15.7cm" svg:y2="4.45cm" draw:start-shape="id2" draw:start-glue-point="7" draw:end-shape="id3" draw:end-glue-point="3" svg:d="M12400 4450h3300" svg:viewBox="0 0 3301 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3" draw:id="id3" draw:layer="layout" svg:width="2.5cm" svg:height="1.5cm" svg:x="15.7cm" svg:y="3.7cm">
          <text:p text:style-name="P3"><text:span text:style-name="T3">Credit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2.5cm" svg:height="1.5cm" svg:x="15.7cm" svg:y="6.3cm">
          <text:p text:style-name="P3"><text:span text:style-name="T3">mak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16.95cm" svg:y1="5.2cm" svg:x2="16.95cm" svg:y2="6.3cm" draw:start-shape="id3" draw:start-glue-point="2" draw:end-shape="id4" draw:end-glue-point="4" svg:d="M16950 5200v1100" svg:viewBox="0 0 1 1101">
          <text:p text:style-name="P3"><text:span text:style-name="T3">(0, n)</text:span></text:p>
          <text:p text:style-name="P3"><text:span text:style-name="T4"/></text:p>
        </draw:connector>
        <draw:connector draw:style-name="gr7" draw:text-style-name="P5" draw:layer="layout" draw:type="line" svg:x1="16.95cm" svg:y1="7.8cm" svg:x2="16.95cm" svg:y2="8.9cm" draw:start-shape="id4" draw:start-glue-point="6" draw:end-shape="id5" draw:end-glue-point="0" svg:d="M16950 7800v1100" svg:viewBox="0 0 1 110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5" draw:id="id5" draw:layer="layout" svg:width="2.5cm" svg:height="1.5cm" svg:x="15.7cm" svg:y="8.9cm">
          <text:p text:style-name="P3"><text:span text:style-name="T3">Trans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2.5cm" svg:height="1.5cm" svg:x="3.8cm" svg:y="11.9cm">
          <text:p text:style-name="P3"><text:span text:style-name="T3">Customer_Po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7" draw:id="id7" draw:layer="layout" svg:width="2.5cm" svg:height="1.5cm" svg:x="9.9cm" svg:y="11.9cm">
          <text:p text:style-name="P3"><text:span text:style-name="T3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6.3cm" svg:y1="12.65cm" svg:x2="9.9cm" svg:y2="12.65cm" draw:start-shape="id6" draw:start-glue-point="1" draw:end-shape="id7" draw:end-glue-point="5" svg:d="M6300 12650h3600" svg:viewBox="0 0 3601 1">
          <text:p text:style-name="P3"><text:span text:style-name="T3">(0, n)</text:span></text:p>
          <text:p text:style-name="P3"><text:span text:style-name="T4"/></text:p>
        </draw:connector>
        <draw:connector draw:style-name="gr5" draw:text-style-name="P5" draw:layer="layout" draw:type="line" svg:x1="12.4cm" svg:y1="12.65cm" svg:x2="15.7cm" svg:y2="12.65cm" draw:start-shape="id7" draw:start-glue-point="7" draw:end-shape="id8" draw:end-glue-point="3" svg:d="M12400 12650h3300" svg:viewBox="0 0 3301 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8" draw:id="id8" draw:layer="layout" svg:width="2.5cm" svg:height="1.5cm" svg:x="15.7cm" svg:y="11.9cm">
          <text:p text:style-name="P3"><text:span text:style-name="T3">Credit Card_Po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9" draw:id="id9" draw:layer="layout" svg:width="2.5cm" svg:height="1.5cm" svg:x="15.7cm" svg:y="14.5cm">
          <text:p text:style-name="P3"><text:span text:style-name="T3">mak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16.95cm" svg:y1="13.4cm" svg:x2="16.95cm" svg:y2="14.5cm" draw:start-shape="id8" draw:start-glue-point="2" draw:end-shape="id9" draw:end-glue-point="4" svg:d="M16950 13400v1100" svg:viewBox="0 0 1 1101">
          <text:p text:style-name="P3"><text:span text:style-name="T3">(0, n)</text:span></text:p>
          <text:p text:style-name="P3"><text:span text:style-name="T4"/></text:p>
        </draw:connector>
        <draw:connector draw:style-name="gr7" draw:text-style-name="P5" draw:layer="layout" draw:type="line" svg:x1="16.95cm" svg:y1="16cm" svg:x2="16.95cm" svg:y2="17.1cm" draw:start-shape="id9" draw:start-glue-point="6" draw:end-shape="id10" draw:end-glue-point="0" svg:d="M16950 16000v1100" svg:viewBox="0 0 1 110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10" draw:id="id10" draw:layer="layout" svg:width="2.5cm" svg:height="1.5cm" svg:x="15.7cm" svg:y="17.1cm">
          <text:p text:style-name="P3"><text:span text:style-name="T3">Transactions_Poll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ttribute" draw:style-name="dp1" draw:master-page-name="Standard">
        <draw:frame draw:style-name="gr1" draw:text-style-name="P1" draw:layer="layout" svg:width="2.991cm" svg:height="1.319cm" svg:x="1.038cm" svg:y="0.982cm">
          <draw:text-box>
            <text:p><text:span text:style-name="T1"><text:date style:data-style-name="D4" text:date-value="2019-01-23">23.01.2019</text:date></text:span><text:span text:style-name="T1"><text:s/></text:span><text:span text:style-name="T1"><text:time style:data-style-name="T2" text:time-value="00:00:00">21:57</text:time></text:span></text:p>
          </draw:text-box>
        </draw:frame>
        <draw:frame draw:style-name="gr8" draw:text-style-name="P6" draw:layer="layout" svg:width="8.16cm" svg:height="0.962cm" svg:x="12.167cm" svg:y="1.3cm">
          <draw:text-box>
            <text:p><text:span text:style-name="T5">Attribute Fraud Detection</text:span></text:p>
          </draw:text-box>
        </draw:frame>
        <draw:frame draw:style-name="gr9" draw:text-style-name="P9" draw:layer="layout" svg:width="26.1cm" svg:height="16.056cm" svg:x="1.9cm" svg:y="3.044cm">
          <draw:text-box>
            <text:p text:style-name="P7"><text:span text:style-name="T6">Customer(</text:span><text:span text:style-name="T7">CustomerUUID</text:span><text:span text:style-name="T6">, <text:s/>Adress, AccountStatus, Duration, CreditHistory, Purpose, CreditAmount, Savings, Employment, InstallmentRate, PersonalStatus, Debtors, Residence, Property, Age, OtherInstallmentPlans, Housing, NumberOfCredits, Job, LiableMaintenance, Telephone, ForeignWorker, Cost)</text:span></text:p>
            <text:p text:style-name="P7"><text:span text:style-name="T8"/></text:p>
            <text:p text:style-name="P7"><text:span text:style-name="T8">CreditCard(</text:span><text:span text:style-name="T9">CardNumber</text:span><text:span text:style-name="T10">,</text:span><text:span text:style-name="T6"> IssuingNetwork, CCV, Expiration, CustomerUUID)</text:span></text:p>
            <text:p text:style-name="P7"><text:span text:style-name="T6"/></text:p>
            <text:p text:style-name="P7"><text:span text:style-name="T8">Transaction(</text:span><text:span text:style-name="T9">TransactionID</text:span><text:span text:style-name="T10">, Date, </text:span><text:span text:style-name="T6">Amount)</text:span></text:p>
            <text:p text:style-name="P7"><text:span text:style-name="T6"/></text:p>
            <text:p text:style-name="P8"><text:span text:style-name="T6">Polling-Tabellen:</text:span></text:p>
            <text:p text:style-name="P8"><text:span text:style-name="T6"/></text:p>
            <text:p text:style-name="P8"><text:span text:style-name="T6">Customer_Polling(</text:span><text:span text:style-name="T7">CustomerUUID</text:span><text:span text:style-name="T6">, <text:s/>Adress, AccountStatus, Duration, CreditHistory, Purpose, CreditAmount, Savings, Employment, InstallmentRate, PersonalStatus, Debtors, Residence, Property, Age, OtherInstallmentPlans, Housing, NumberOfCredits, Job, LiableMaintenance, Telephone, ForeignWorker, Cost)</text:span></text:p>
            <text:p text:style-name="P8"><text:span text:style-name="T8"/></text:p>
            <text:p text:style-name="P8"><text:span text:style-name="T8">CreditCard(</text:span><text:span text:style-name="T9">CardNumber</text:span><text:span text:style-name="T10">,</text:span><text:span text:style-name="T6"> IssuingNetwork, CCV, Expiration, CustomerUUID)</text:span></text:p>
            <text:p text:style-name="P8"><text:span text:style-name="T6"/></text:p>
            <text:p text:style-name="P7"><text:span text:style-name="T8">Transaction(</text:span><text:span text:style-name="T9">TransactionID</text:span><text:span text:style-name="T10">, Date, </text:span><text:span text:style-name="T6">Amount)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ünter Burgstaller</meta:initial-creator>
    <meta:creation-date>2015-03-05T18:36:17.765030731</meta:creation-date>
    <dc:date>2019-01-23T21:57:48.386771088</dc:date>
    <meta:editing-duration>PT6H57M28S</meta:editing-duration>
    <meta:editing-cycles>46</meta:editing-cycles>
    <meta:generator>LibreOffice/6.1.3.2$MacOSX_X86_64 LibreOffice_project/86daf60bf00efa86ad547e59e09d6bb77c699acb</meta:generator>
    <meta:printed-by>Günter Burgstaller</meta:printed-by>
    <meta:print-date>2015-03-08T13:02:56.548496712</meta:print-date>
    <meta:document-statistic meta:object-count="23"/>
  </office:meta>
</office:document-meta>
</file>